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.04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72bf44"/>
      <style:text-properties fo:color="#071136"/>
    </style:style>
    <style:style style:name="ce3" style:family="table-cell" style:parent-style-name="Default" style:data-style-name="N104"/>
    <style:style style:name="ce7" style:family="table-cell" style:parent-style-name="Default">
      <style:map style:condition="cell-content-is-between(150,200)" style:apply-style-name="Accent" style:base-cell-address="'jogo-milionario'.K1"/>
      <style:map style:condition="cell-content()=0" style:apply-style-name="Accent" style:base-cell-address="'jogo-milionario'.K1"/>
    </style:style>
  </office:automatic-styles>
  <office:body>
    <office:spreadsheet>
      <table:calculation-settings table:automatic-find-labels="false" table:use-regular-expressions="false" table:use-wildcards="true"/>
      <table:table table:name="jogo-milionario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5" table:default-cell-style-name="ce7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currency" office:currency="BRL" office:value="4.5" calcext:value-type="currency">
            <text:p>R$ 4,50</text:p>
          </table:table-cell>
          <table:table-cell/>
          <table:table-cell table:formula="of:=SUM([.B1:.G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1]+4.5" office:value-type="currency" office:currency="BRL" office:value="9" calcext:value-type="currency">
            <text:p>R$ 9,00</text:p>
          </table:table-cell>
          <table:table-cell/>
          <table:table-cell table:formula="of:=SUM([.B2:.G2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2]+4.5" office:value-type="currency" office:currency="BRL" office:value="13.5" calcext:value-type="currency">
            <text:p>R$ 13,50</text:p>
          </table:table-cell>
          <table:table-cell/>
          <table:table-cell table:formula="of:=SUM([.B3:.G3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3]+4.5" office:value-type="currency" office:currency="BRL" office:value="18" calcext:value-type="currency">
            <text:p>R$ 18,00</text:p>
          </table:table-cell>
          <table:table-cell/>
          <table:table-cell table:formula="of:=SUM([.B4:.G4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I4]+4.5" office:value-type="currency" office:currency="BRL" office:value="22.5" calcext:value-type="currency">
            <text:p>R$ 22,50</text:p>
          </table:table-cell>
          <table:table-cell/>
          <table:table-cell table:formula="of:=SUM([.B5:.G5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I5]+4.5" office:value-type="currency" office:currency="BRL" office:value="27" calcext:value-type="currency">
            <text:p>R$ 27,00</text:p>
          </table:table-cell>
          <table:table-cell/>
          <table:table-cell table:formula="of:=SUM([.B6:.G6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I6]+4.5" office:value-type="currency" office:currency="BRL" office:value="31.5" calcext:value-type="currency">
            <text:p>R$ 31,50</text:p>
          </table:table-cell>
          <table:table-cell/>
          <table:table-cell table:formula="of:=SUM([.B7:.G7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I7]+4.5" office:value-type="currency" office:currency="BRL" office:value="36" calcext:value-type="currency">
            <text:p>R$ 36,00</text:p>
          </table:table-cell>
          <table:table-cell/>
          <table:table-cell table:formula="of:=SUM([.B8:.G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I8]+4.5" office:value-type="currency" office:currency="BRL" office:value="40.5" calcext:value-type="currency">
            <text:p>R$ 40,50</text:p>
          </table:table-cell>
          <table:table-cell/>
          <table:table-cell table:formula="of:=SUM([.B9:.G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I9]+4.5" office:value-type="currency" office:currency="BRL" office:value="45" calcext:value-type="currency">
            <text:p>R$ 45,00</text:p>
          </table:table-cell>
          <table:table-cell/>
          <table:table-cell table:formula="of:=SUM([.B10:.G10])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10]+4.5" office:value-type="currency" office:currency="BRL" office:value="49.5" calcext:value-type="currency">
            <text:p>R$ 49,50</text:p>
          </table:table-cell>
          <table:table-cell/>
          <table:table-cell table:formula="of:=SUM([.B11:.G11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11]+4.5" office:value-type="currency" office:currency="BRL" office:value="54" calcext:value-type="currency">
            <text:p>R$ 54,00</text:p>
          </table:table-cell>
          <table:table-cell/>
          <table:table-cell table:formula="of:=SUM([.B12:.G12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12]+4.5" office:value-type="currency" office:currency="BRL" office:value="58.5" calcext:value-type="currency">
            <text:p>R$ 58,50</text:p>
          </table:table-cell>
          <table:table-cell/>
          <table:table-cell table:formula="of:=SUM([.B13:.G13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13]+4.5" office:value-type="currency" office:currency="BRL" office:value="63" calcext:value-type="currency">
            <text:p>R$ 63,00</text:p>
          </table:table-cell>
          <table:table-cell/>
          <table:table-cell table:formula="of:=SUM([.B14:.G14])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14]+4.5" office:value-type="currency" office:currency="BRL" office:value="67.5" calcext:value-type="currency">
            <text:p>R$ 67,50</text:p>
          </table:table-cell>
          <table:table-cell/>
          <table:table-cell table:formula="of:=SUM([.B15:.G15])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I15]+4.5" office:value-type="currency" office:currency="BRL" office:value="72" calcext:value-type="currency">
            <text:p>R$ 72,00</text:p>
          </table:table-cell>
          <table:table-cell/>
          <table:table-cell table:formula="of:=SUM([.B16:.G16])"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I16]+4.5" office:value-type="currency" office:currency="BRL" office:value="76.5" calcext:value-type="currency">
            <text:p>R$ 76,50</text:p>
          </table:table-cell>
          <table:table-cell/>
          <table:table-cell table:formula="of:=SUM([.B17:.G17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I17]+4.5" office:value-type="currency" office:currency="BRL" office:value="81" calcext:value-type="currency">
            <text:p>R$ 81,00</text:p>
          </table:table-cell>
          <table:table-cell/>
          <table:table-cell table:formula="of:=SUM([.B18:.G1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I18]+4.5" office:value-type="currency" office:currency="BRL" office:value="85.5" calcext:value-type="currency">
            <text:p>R$ 85,50</text:p>
          </table:table-cell>
          <table:table-cell/>
          <table:table-cell table:formula="of:=SUM([.B19:.G19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I19]+4.5" office:value-type="currency" office:currency="BRL" office:value="90" calcext:value-type="currency">
            <text:p>R$ 90,00</text:p>
          </table:table-cell>
          <table:table-cell/>
          <table:table-cell table:formula="of:=SUM([.B20:.G20])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20]+4.5" office:value-type="currency" office:currency="BRL" office:value="94.5" calcext:value-type="currency">
            <text:p>R$ 94,50</text:p>
          </table:table-cell>
          <table:table-cell/>
          <table:table-cell table:formula="of:=SUM([.B21:.G21])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I21]+4.5" office:value-type="currency" office:currency="BRL" office:value="99" calcext:value-type="currency">
            <text:p>R$ 99,00</text:p>
          </table:table-cell>
          <table:table-cell/>
          <table:table-cell table:formula="of:=SUM([.B22:.G22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I22]+4.5" office:value-type="currency" office:currency="BRL" office:value="103.5" calcext:value-type="currency">
            <text:p>R$ 103,50</text:p>
          </table:table-cell>
          <table:table-cell/>
          <table:table-cell table:formula="of:=SUM([.B23:.G23])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I23]+4.5" office:value-type="currency" office:currency="BRL" office:value="108" calcext:value-type="currency">
            <text:p>R$ 108,00</text:p>
          </table:table-cell>
          <table:table-cell/>
          <table:table-cell table:formula="of:=SUM([.B24:.G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24]+4.5" office:value-type="currency" office:currency="BRL" office:value="112.5" calcext:value-type="currency">
            <text:p>R$ 112,50</text:p>
          </table:table-cell>
          <table:table-cell/>
          <table:table-cell table:formula="of:=SUM([.B25:.G25])"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25]+4.5" office:value-type="currency" office:currency="BRL" office:value="117" calcext:value-type="currency">
            <text:p>R$ 117,00</text:p>
          </table:table-cell>
          <table:table-cell/>
          <table:table-cell table:formula="of:=SUM([.B26:.G26])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26]+4.5" office:value-type="currency" office:currency="BRL" office:value="121.5" calcext:value-type="currency">
            <text:p>R$ 121,50</text:p>
          </table:table-cell>
          <table:table-cell/>
          <table:table-cell table:formula="of:=SUM([.B27:.G27])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I27]+4.5" office:value-type="currency" office:currency="BRL" office:value="126" calcext:value-type="currency">
            <text:p>R$ 126,00</text:p>
          </table:table-cell>
          <table:table-cell/>
          <table:table-cell table:formula="of:=SUM([.B28:.G28])"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I28]+4.5" office:value-type="currency" office:currency="BRL" office:value="130.5" calcext:value-type="currency">
            <text:p>R$ 130,50</text:p>
          </table:table-cell>
          <table:table-cell/>
          <table:table-cell table:formula="of:=SUM([.B29:.G29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I29]+4.5" office:value-type="currency" office:currency="BRL" office:value="135" calcext:value-type="currency">
            <text:p>R$ 135,00</text:p>
          </table:table-cell>
          <table:table-cell/>
          <table:table-cell table:formula="of:=SUM([.B30:.G30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30]+4.5" office:value-type="currency" office:currency="BRL" office:value="139.5" calcext:value-type="currency">
            <text:p>R$ 139,50</text:p>
          </table:table-cell>
          <table:table-cell/>
          <table:table-cell table:formula="of:=SUM([.B31:.G31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31]+4.5" office:value-type="currency" office:currency="BRL" office:value="144" calcext:value-type="currency">
            <text:p>R$ 144,00</text:p>
          </table:table-cell>
          <table:table-cell/>
          <table:table-cell table:formula="of:=SUM([.B32:.G32])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32]+4.5" office:value-type="currency" office:currency="BRL" office:value="148.5" calcext:value-type="currency">
            <text:p>R$ 148,50</text:p>
          </table:table-cell>
          <table:table-cell/>
          <table:table-cell table:formula="of:=SUM([.B33:.G33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I33]+4.5" office:value-type="currency" office:currency="BRL" office:value="153" calcext:value-type="currency">
            <text:p>R$ 153,00</text:p>
          </table:table-cell>
          <table:table-cell/>
          <table:table-cell table:formula="of:=SUM([.B34:.G34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I34]+4.5" office:value-type="currency" office:currency="BRL" office:value="157.5" calcext:value-type="currency">
            <text:p>R$ 157,50</text:p>
          </table:table-cell>
          <table:table-cell/>
          <table:table-cell table:formula="of:=SUM([.B35:.G35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I35]+4.5" office:value-type="currency" office:currency="BRL" office:value="162" calcext:value-type="currency">
            <text:p>R$ 162,00</text:p>
          </table:table-cell>
          <table:table-cell/>
          <table:table-cell table:formula="of:=SUM([.B36:.G36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36]+4.5" office:value-type="currency" office:currency="BRL" office:value="166.5" calcext:value-type="currency">
            <text:p>R$ 166,50</text:p>
          </table:table-cell>
          <table:table-cell/>
          <table:table-cell table:formula="of:=SUM([.B37:.G37])"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37]+4.5" office:value-type="currency" office:currency="BRL" office:value="171" calcext:value-type="currency">
            <text:p>R$ 171,00</text:p>
          </table:table-cell>
          <table:table-cell/>
          <table:table-cell table:formula="of:=SUM([.B38:.G3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38]+4.5" office:value-type="currency" office:currency="BRL" office:value="175.5" calcext:value-type="currency">
            <text:p>R$ 175,50</text:p>
          </table:table-cell>
          <table:table-cell/>
          <table:table-cell table:formula="of:=SUM([.B39:.G39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I39]+4.5" office:value-type="currency" office:currency="BRL" office:value="180" calcext:value-type="currency">
            <text:p>R$ 180,00</text:p>
          </table:table-cell>
          <table:table-cell/>
          <table:table-cell table:formula="of:=SUM([.B40:.G40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I40]+4.5" office:value-type="currency" office:currency="BRL" office:value="184.5" calcext:value-type="currency">
            <text:p>R$ 184,50</text:p>
          </table:table-cell>
          <table:table-cell/>
          <table:table-cell table:formula="of:=SUM([.B41:.G41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41]+4.5" office:value-type="currency" office:currency="BRL" office:value="189" calcext:value-type="currency">
            <text:p>R$ 189,00</text:p>
          </table:table-cell>
          <table:table-cell/>
          <table:table-cell table:formula="of:=SUM([.B42:.G42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I42]+4.5" office:value-type="currency" office:currency="BRL" office:value="193.5" calcext:value-type="currency">
            <text:p>R$ 193,50</text:p>
          </table:table-cell>
          <table:table-cell/>
          <table:table-cell table:formula="of:=SUM([.B43:.G43])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I43]+4.5" office:value-type="currency" office:currency="BRL" office:value="198" calcext:value-type="currency">
            <text:p>R$ 198,00</text:p>
          </table:table-cell>
          <table:table-cell/>
          <table:table-cell table:formula="of:=SUM([.B44:.G4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44]+4.5" office:value-type="currency" office:currency="BRL" office:value="202.5" calcext:value-type="currency">
            <text:p>R$ 202,50</text:p>
          </table:table-cell>
          <table:table-cell/>
          <table:table-cell table:formula="of:=SUM([.B45:.G45])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I45]+4.5" office:value-type="currency" office:currency="BRL" office:value="207" calcext:value-type="currency">
            <text:p>R$ 207,00</text:p>
          </table:table-cell>
          <table:table-cell/>
          <table:table-cell table:formula="of:=SUM([.B46:.G46])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I46]+4.5" office:value-type="currency" office:currency="BRL" office:value="211.5" calcext:value-type="currency">
            <text:p>R$ 211,50</text:p>
          </table:table-cell>
          <table:table-cell/>
          <table:table-cell table:formula="of:=SUM([.B47:.G47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47]+4.5" office:value-type="currency" office:currency="BRL" office:value="216" calcext:value-type="currency">
            <text:p>R$ 216,00</text:p>
          </table:table-cell>
          <table:table-cell/>
          <table:table-cell table:formula="of:=SUM([.B48:.G48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48]+4.5" office:value-type="currency" office:currency="BRL" office:value="220.5" calcext:value-type="currency">
            <text:p>R$ 220,50</text:p>
          </table:table-cell>
          <table:table-cell/>
          <table:table-cell table:formula="of:=SUM([.B49:.G49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I49]+4.5" office:value-type="currency" office:currency="BRL" office:value="225" calcext:value-type="currency">
            <text:p>R$ 225,00</text:p>
          </table:table-cell>
          <table:table-cell/>
          <table:table-cell table:formula="of:=SUM([.B50:.G50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50]+4.5" office:value-type="currency" office:currency="BRL" office:value="229.5" calcext:value-type="currency">
            <text:p>R$ 229,50</text:p>
          </table:table-cell>
          <table:table-cell/>
          <table:table-cell table:formula="of:=SUM([.B51:.G51])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I51]+4.5" office:value-type="currency" office:currency="BRL" office:value="234" calcext:value-type="currency">
            <text:p>R$ 234,00</text:p>
          </table:table-cell>
          <table:table-cell/>
          <table:table-cell table:formula="of:=SUM([.B52:.G52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I52]+4.5" office:value-type="currency" office:currency="BRL" office:value="238.5" calcext:value-type="currency">
            <text:p>R$ 238,50</text:p>
          </table:table-cell>
          <table:table-cell/>
          <table:table-cell table:formula="of:=SUM([.B53:.G5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53]+4.5" office:value-type="currency" office:currency="BRL" office:value="243" calcext:value-type="currency">
            <text:p>R$ 243,00</text:p>
          </table:table-cell>
          <table:table-cell/>
          <table:table-cell table:formula="of:=SUM([.B54:.G54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54]+4.5" office:value-type="currency" office:currency="BRL" office:value="247.5" calcext:value-type="currency">
            <text:p>R$ 247,50</text:p>
          </table:table-cell>
          <table:table-cell/>
          <table:table-cell table:formula="of:=SUM([.B55:.G5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I55]+4.5" office:value-type="currency" office:currency="BRL" office:value="252" calcext:value-type="currency">
            <text:p>R$ 252,00</text:p>
          </table:table-cell>
          <table:table-cell/>
          <table:table-cell table:formula="of:=SUM([.B56:.G56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56]+4.5" office:value-type="currency" office:currency="BRL" office:value="256.5" calcext:value-type="currency">
            <text:p>R$ 256,50</text:p>
          </table:table-cell>
          <table:table-cell/>
          <table:table-cell table:formula="of:=SUM([.B57:.G57])"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57]+4.5" office:value-type="currency" office:currency="BRL" office:value="261" calcext:value-type="currency">
            <text:p>R$ 261,00</text:p>
          </table:table-cell>
          <table:table-cell/>
          <table:table-cell table:formula="of:=SUM([.B58:.G58])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I58]+4.5" office:value-type="currency" office:currency="BRL" office:value="265.5" calcext:value-type="currency">
            <text:p>R$ 265,50</text:p>
          </table:table-cell>
          <table:table-cell/>
          <table:table-cell table:formula="of:=SUM([.B59:.G59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I59]+4.5" office:value-type="currency" office:currency="BRL" office:value="270" calcext:value-type="currency">
            <text:p>R$ 270,00</text:p>
          </table:table-cell>
          <table:table-cell/>
          <table:table-cell table:formula="of:=SUM([.B60:.G6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60]+4.5" office:value-type="currency" office:currency="BRL" office:value="274.5" calcext:value-type="currency">
            <text:p>R$ 274,50</text:p>
          </table:table-cell>
          <table:table-cell/>
          <table:table-cell table:formula="of:=SUM([.B61:.G61])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61]+4.5" office:value-type="currency" office:currency="BRL" office:value="279" calcext:value-type="currency">
            <text:p>R$ 279,00</text:p>
          </table:table-cell>
          <table:table-cell/>
          <table:table-cell table:formula="of:=SUM([.B62:.G62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62]+4.5" office:value-type="currency" office:currency="BRL" office:value="283.5" calcext:value-type="currency">
            <text:p>R$ 283,50</text:p>
          </table:table-cell>
          <table:table-cell/>
          <table:table-cell table:formula="of:=SUM([.B63:.G63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63]+4.5" office:value-type="currency" office:currency="BRL" office:value="288" calcext:value-type="currency">
            <text:p>R$ 288,00</text:p>
          </table:table-cell>
          <table:table-cell/>
          <table:table-cell table:formula="of:=SUM([.B64:.G64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I64]+4.5" office:value-type="currency" office:currency="BRL" office:value="292.5" calcext:value-type="currency">
            <text:p>R$ 292,50</text:p>
          </table:table-cell>
          <table:table-cell/>
          <table:table-cell table:formula="of:=SUM([.B65:.G65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I65]+4.5" office:value-type="currency" office:currency="BRL" office:value="297" calcext:value-type="currency">
            <text:p>R$ 297,00</text:p>
          </table:table-cell>
          <table:table-cell/>
          <table:table-cell table:formula="of:=SUM([.B66:.G66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I66]+4.5" office:value-type="currency" office:currency="BRL" office:value="301.5" calcext:value-type="currency">
            <text:p>R$ 301,50</text:p>
          </table:table-cell>
          <table:table-cell/>
          <table:table-cell table:formula="of:=SUM([.B67:.G67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I67]+4.5" office:value-type="currency" office:currency="BRL" office:value="306" calcext:value-type="currency">
            <text:p>R$ 306,00</text:p>
          </table:table-cell>
          <table:table-cell/>
          <table:table-cell table:formula="of:=SUM([.B68:.G6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I68]+4.5" office:value-type="currency" office:currency="BRL" office:value="310.5" calcext:value-type="currency">
            <text:p>R$ 310,50</text:p>
          </table:table-cell>
          <table:table-cell/>
          <table:table-cell table:formula="of:=SUM([.B69:.G69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I69]+4.5" office:value-type="currency" office:currency="BRL" office:value="315" calcext:value-type="currency">
            <text:p>R$ 315,00</text:p>
          </table:table-cell>
          <table:table-cell/>
          <table:table-cell table:formula="of:=SUM([.B70:.G70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70]+4.5" office:value-type="currency" office:currency="BRL" office:value="319.5" calcext:value-type="currency">
            <text:p>R$ 319,50</text:p>
          </table:table-cell>
          <table:table-cell/>
          <table:table-cell table:formula="of:=SUM([.B71:.G71])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71]+4.5" office:value-type="currency" office:currency="BRL" office:value="324" calcext:value-type="currency">
            <text:p>R$ 324,00</text:p>
          </table:table-cell>
          <table:table-cell/>
          <table:table-cell table:formula="of:=SUM([.B72:.G72])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72]+4.5" office:value-type="currency" office:currency="BRL" office:value="328.5" calcext:value-type="currency">
            <text:p>R$ 328,50</text:p>
          </table:table-cell>
          <table:table-cell/>
          <table:table-cell table:formula="of:=SUM([.B73:.G73])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73]+4.5" office:value-type="currency" office:currency="BRL" office:value="333" calcext:value-type="currency">
            <text:p>R$ 333,00</text:p>
          </table:table-cell>
          <table:table-cell/>
          <table:table-cell table:formula="of:=SUM([.B74:.G74])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74]+4.5" office:value-type="currency" office:currency="BRL" office:value="337.5" calcext:value-type="currency">
            <text:p>R$ 337,50</text:p>
          </table:table-cell>
          <table:table-cell/>
          <table:table-cell table:formula="of:=SUM([.B75:.G75])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I75]+4.5" office:value-type="currency" office:currency="BRL" office:value="342" calcext:value-type="currency">
            <text:p>R$ 342,00</text:p>
          </table:table-cell>
          <table:table-cell/>
          <table:table-cell table:formula="of:=SUM([.B76:.G76])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I76]+4.5" office:value-type="currency" office:currency="BRL" office:value="346.5" calcext:value-type="currency">
            <text:p>R$ 346,50</text:p>
          </table:table-cell>
          <table:table-cell/>
          <table:table-cell table:formula="of:=SUM([.B77:.G77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I77]+4.5" office:value-type="currency" office:currency="BRL" office:value="351" calcext:value-type="currency">
            <text:p>R$ 351,00</text:p>
          </table:table-cell>
          <table:table-cell/>
          <table:table-cell table:formula="of:=SUM([.B78:.G78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I78]+4.5" office:value-type="currency" office:currency="BRL" office:value="355.5" calcext:value-type="currency">
            <text:p>R$ 355,50</text:p>
          </table:table-cell>
          <table:table-cell/>
          <table:table-cell table:formula="of:=SUM([.B79:.G79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I79]+4.5" office:value-type="currency" office:currency="BRL" office:value="360" calcext:value-type="currency">
            <text:p>R$ 360,00</text:p>
          </table:table-cell>
          <table:table-cell/>
          <table:table-cell table:formula="of:=SUM([.B80:.G80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I80]+4.5" office:value-type="currency" office:currency="BRL" office:value="364.5" calcext:value-type="currency">
            <text:p>R$ 364,50</text:p>
          </table:table-cell>
          <table:table-cell/>
          <table:table-cell table:formula="of:=SUM([.B81:.G81])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I81]+4.5" office:value-type="currency" office:currency="BRL" office:value="369" calcext:value-type="currency">
            <text:p>R$ 369,00</text:p>
          </table:table-cell>
          <table:table-cell/>
          <table:table-cell table:formula="of:=SUM([.B82:.G82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I82]+4.5" office:value-type="currency" office:currency="BRL" office:value="373.5" calcext:value-type="currency">
            <text:p>R$ 373,50</text:p>
          </table:table-cell>
          <table:table-cell/>
          <table:table-cell table:formula="of:=SUM([.B83:.G8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83]+4.5" office:value-type="currency" office:currency="BRL" office:value="378" calcext:value-type="currency">
            <text:p>R$ 378,00</text:p>
          </table:table-cell>
          <table:table-cell/>
          <table:table-cell table:formula="of:=SUM([.B84:.G84])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I84]+4.5" office:value-type="currency" office:currency="BRL" office:value="382.5" calcext:value-type="currency">
            <text:p>R$ 382,50</text:p>
          </table:table-cell>
          <table:table-cell/>
          <table:table-cell table:formula="of:=SUM([.B85:.G85])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I85]+4.5" office:value-type="currency" office:currency="BRL" office:value="387" calcext:value-type="currency">
            <text:p>R$ 387,00</text:p>
          </table:table-cell>
          <table:table-cell/>
          <table:table-cell table:formula="of:=SUM([.B86:.G86])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86]+4.5" office:value-type="currency" office:currency="BRL" office:value="391.5" calcext:value-type="currency">
            <text:p>R$ 391,50</text:p>
          </table:table-cell>
          <table:table-cell/>
          <table:table-cell table:formula="of:=SUM([.B87:.G87])"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I87]+4.5" office:value-type="currency" office:currency="BRL" office:value="396" calcext:value-type="currency">
            <text:p>R$ 396,00</text:p>
          </table:table-cell>
          <table:table-cell/>
          <table:table-cell table:formula="of:=SUM([.B88:.G88])"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88]+4.5" office:value-type="currency" office:currency="BRL" office:value="400.5" calcext:value-type="currency">
            <text:p>R$ 400,50</text:p>
          </table:table-cell>
          <table:table-cell/>
          <table:table-cell table:formula="of:=SUM([.B89:.G89])"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89]+4.5" office:value-type="currency" office:currency="BRL" office:value="405" calcext:value-type="currency">
            <text:p>R$ 405,00</text:p>
          </table:table-cell>
          <table:table-cell/>
          <table:table-cell table:formula="of:=SUM([.B90:.G90])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I90]+4.5" office:value-type="currency" office:currency="BRL" office:value="409.5" calcext:value-type="currency">
            <text:p>R$ 409,50</text:p>
          </table:table-cell>
          <table:table-cell/>
          <table:table-cell table:formula="of:=SUM([.B91:.G91])"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I91]+4.5" office:value-type="currency" office:currency="BRL" office:value="414" calcext:value-type="currency">
            <text:p>R$ 414,00</text:p>
          </table:table-cell>
          <table:table-cell/>
          <table:table-cell table:formula="of:=SUM([.B92:.G92])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92]+4.5" office:value-type="currency" office:currency="BRL" office:value="418.5" calcext:value-type="currency">
            <text:p>R$ 418,50</text:p>
          </table:table-cell>
          <table:table-cell/>
          <table:table-cell table:formula="of:=SUM([.B93:.G93])"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93]+4.5" office:value-type="currency" office:currency="BRL" office:value="423" calcext:value-type="currency">
            <text:p>R$ 423,00</text:p>
          </table:table-cell>
          <table:table-cell/>
          <table:table-cell table:formula="of:=SUM([.B94:.G94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94]+4.5" office:value-type="currency" office:currency="BRL" office:value="427.5" calcext:value-type="currency">
            <text:p>R$ 427,50</text:p>
          </table:table-cell>
          <table:table-cell/>
          <table:table-cell table:formula="of:=SUM([.B95:.G95])"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95]+4.5" office:value-type="currency" office:currency="BRL" office:value="432" calcext:value-type="currency">
            <text:p>R$ 432,00</text:p>
          </table:table-cell>
          <table:table-cell/>
          <table:table-cell table:formula="of:=SUM([.B96:.G96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I96]+4.5" office:value-type="currency" office:currency="BRL" office:value="436.5" calcext:value-type="currency">
            <text:p>R$ 436,50</text:p>
          </table:table-cell>
          <table:table-cell/>
          <table:table-cell table:formula="of:=SUM([.B97:.G97])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97]+4.5" office:value-type="currency" office:currency="BRL" office:value="441" calcext:value-type="currency">
            <text:p>R$ 441,00</text:p>
          </table:table-cell>
          <table:table-cell/>
          <table:table-cell table:formula="of:=SUM([.B98:.G98])"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98]+4.5" office:value-type="currency" office:currency="BRL" office:value="445.5" calcext:value-type="currency">
            <text:p>R$ 445,50</text:p>
          </table:table-cell>
          <table:table-cell/>
          <table:table-cell table:formula="of:=SUM([.B99:.G99])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I99]+4.5" office:value-type="currency" office:currency="BRL" office:value="450" calcext:value-type="currency">
            <text:p>R$ 450,00</text:p>
          </table:table-cell>
          <table:table-cell/>
          <table:table-cell table:formula="of:=SUM([.B100:.G100])" office:value-type="float" office:value="250" calcext:value-type="float">
            <text:p>250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formula="of:=[.I100]+4.5" office:value-type="currency" office:currency="BRL" office:value="454.5" calcext:value-type="currency">
            <text:p>R$ 454,50</text:p>
          </table:table-cell>
          <table:table-cell/>
          <table:table-cell table:formula="of:=SUM([.B101:.G101])" office:value-type="float" office:value="172" calcext:value-type="float">
            <text:p>172</text:p>
          </table:table-cell>
        </table:table-row>
        <calcext:conditional-formats>
          <calcext:conditional-format calcext:target-range-address="'jogo-milionario'.K1:'jogo-milionario'.K101">
            <calcext:condition calcext:apply-style-name="Accent" calcext:value="between(150,200)" calcext:base-cell-address="'jogo-milionario'.K1"/>
            <calcext:condition calcext:apply-style-name="Accent" calcext:value="=0" calcext:base-cell-address="'jogo-milionario'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6:11:23.5679558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16:41:04.649620935</dc:date>
    <meta:editing-duration>PT53M12S</meta:editing-duration>
    <meta:editing-cycles>4</meta:editing-cycles>
    <meta:generator>LibreOffice/6.0.7.3$Linux_X86_64 LibreOffice_project/00m0$Build-3</meta:generator>
    <meta:document-statistic meta:table-count="1" meta:cell-count="808" meta:object-count="0"/>
  </office:meta>
</office:document-meta>
</file>